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te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Overskrift1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Standardskriftforavsnitt" style:family="text">
      <style:text-properties fo:language="en" fo:country="US"/>
    </style:style>
    <style:style style:name="T6" style:parent-style-name="Standardskriftforavsnitt" style:family="text">
      <style:text-properties fo:language="en" fo:country="US"/>
    </style:style>
    <style:style style:name="T7" style:parent-style-name="Standardskriftforavsnitt" style:family="text">
      <style:text-properties fo:font-weight="bold" style:font-weight-asian="bold" fo:language="en" fo:country="US"/>
    </style:style>
    <style:style style:name="T8" style:parent-style-name="Standardskriftforavsnitt" style:family="text">
      <style:text-properties fo:language="en" fo:country="US"/>
    </style:style>
    <style:style style:name="T9" style:parent-style-name="Standardskriftforavsnitt" style:family="text">
      <style:text-properties fo:font-weight="bold" style:font-weight-asian="bold" fo:language="en" fo:country="US"/>
    </style:style>
    <style:style style:name="T10" style:parent-style-name="Standardskriftforavsnitt" style:family="text">
      <style:text-properties fo:language="en" fo:country="US"/>
    </style:style>
    <style:style style:name="T11" style:parent-style-name="Standardskriftforavsnitt" style:family="text">
      <style:text-properties fo:font-weight="bold" style:font-weight-asian="bold" fo:language="en" fo:country="US"/>
    </style:style>
    <style:style style:name="T12" style:parent-style-name="Standardskriftforavsnitt" style:family="text">
      <style:text-properties fo:language="en" fo:country="US"/>
    </style:style>
    <style:style style:name="T13" style:parent-style-name="Standardskriftforavsnitt" style:family="text">
      <style:text-properties fo:language="en" fo:country="US"/>
    </style:style>
    <style:style style:name="T14" style:parent-style-name="Hyperkobling" style:family="text">
      <style:text-properties fo:language="en" fo:country="US"/>
    </style:style>
    <style:style style:name="T15" style:parent-style-name="Standardskriftforavsnitt" style:family="text">
      <style:text-properties fo:language="en" fo:country="US"/>
    </style:style>
    <style:style style:name="T16" style:parent-style-name="Standardskriftforavsnitt" style:family="text">
      <style:text-properties fo:font-weight="bold" style:font-weight-asian="bold" fo:language="en" fo:country="US"/>
    </style:style>
    <style:style style:name="T17" style:parent-style-name="Standardskriftforavsnitt" style:family="text">
      <style:text-properties fo:language="en" fo:country="US"/>
    </style:style>
    <style:style style:name="T18" style:parent-style-name="Standardskriftforavsnitt" style:family="text">
      <style:text-properties fo:font-weight="bold" style:font-weight-asian="bold" fo:language="en" fo:country="US"/>
    </style:style>
    <style:style style:name="T19" style:parent-style-name="Standardskriftforavsnitt" style:family="text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</office:automatic-styles>
  <office:body>
    <office:text text:use-soft-page-breaks="true">
      <text:p text:style-name="P1">Development Log</text:p>
      <text:p text:style-name="P2"/>
      <text:h text:style-name="P3" text:outline-level="1">2016-10-02 Skipping SSL Cert</text:h>
      <text:p text:style-name="P4">Binding an uploaded self-signed cert won’t work in Azure portal – just can’t select it. Why? Because there is no chain?</text:p>
      <text:p text:style-name="Normal"><text:span text:style-name="T5">Found out that<text:s/></text:span><text:span text:style-name="T6">Azure serves over https by default with Azure’s wildcard cert, so<text:s/></text:span><text:span text:style-name="T7">I don’t need</text:span><text:span text:style-name="T8"><text:s/></text:span><text:span text:style-name="T9">to<text:s/></text:span><text:span text:style-name="T10">create my own cert<text:s/></text:span><text:span text:style-name="T11">at all</text:span><text:span text:style-name="T12">.<text:s/></text:span></text:p>
      <text:p text:style-name="Normal"><text:span text:style-name="T13">Free SSL:<text:s/></text:span><text:a xlink:href="https://www.troyhunt.com/the-complete-guide-to-loading-free-ssl/" office:target-frame-name="_top" xlink:show="replace"><text:span text:style-name="T14">https://www.troyhunt.com/the-complete-guide-to-loading-free-ssl/</text:span></text:a></text:p>
      <text:p text:style-name="Normal"><text:span text:style-name="T15">Thus, published the<text:s/></text:span><text:span text:style-name="T16">Web project</text:span><text:span text:style-name="T17"><text:s/>instead of the<text:s/></text:span><text:span text:style-name="T18">cloud service project</text:span><text:span text:style-name="T19">. Still need the cloud project for running locally with storage emulator.</text:span></text:p>
      <text:p text:style-name="P20">Added a file project.secrets that I set git to ignore, containing secrets I don’t want to check in.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tel" style:display-name="Tittel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kobling" style:display-name="Hyperkobling" style:family="text" style:parent-style-name="Standardskriftforavsnit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edrik Bertilsson</meta:initial-creator>
    <dc:creator>Fredrik Bertilsson</dc:creator>
    <meta:creation-date>2016-10-02T10:46:00Z</meta:creation-date>
    <dc:date>2016-10-03T06:09:00Z</dc:date>
    <meta:template xlink:href="Normal.dotm" xlink:type="simple"/>
    <meta:editing-cycles>5</meta:editing-cycles>
    <meta:editing-duration>PT31200S</meta:editing-duration>
    <meta:document-statistic meta:page-count="1" meta:paragraph-count="1" meta:word-count="109" meta:character-count="690" meta:row-count="4" meta:non-whitespace-character-count="582"/>
  </office:meta>
</office:document-meta>
</file>